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13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 officeooo:paragraph-rsid="002618a5" fo:background-color="transparent"/>
    </style:style>
    <style:style style:name="P2" style:family="paragraph" style:parent-style-name="scpi1">
      <style:text-properties fo:language="en" fo:country="US" fo:background-color="transparen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language="en" fo:country="US" officeooo:paragraph-rsid="002618a5" fo:background-color="transparent"/>
    </style:style>
    <style:style style:name="P6" style:family="paragraph" style:parent-style-name="Standard">
      <style:text-properties fo:language="en" fo:country="US" officeooo:paragraph-rsid="0028bdd7" fo:background-color="transparent"/>
    </style:style>
    <style:style style:name="P7" style:family="paragraph" style:parent-style-name="Standard">
      <style:text-properties fo:language="en" fo:country="US" officeooo:paragraph-rsid="0019b216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text-properties officeooo:rsid="00a8a978" officeooo:paragraph-rsid="00a8a978"/>
    </style:style>
    <style:style style:name="P10" style:family="paragraph" style:parent-style-name="Standard">
      <style:text-properties officeooo:paragraph-rsid="00204ab9"/>
    </style:style>
    <style:style style:name="P11" style:family="paragraph" style:parent-style-name="Standard">
      <style:text-properties officeooo:paragraph-rsid="002634cc"/>
    </style:style>
    <style:style style:name="P12" style:family="paragraph" style:parent-style-name="Standard">
      <style:text-properties officeooo:rsid="001937fe" officeooo:paragraph-rsid="002a3910"/>
    </style:style>
    <style:style style:name="P13" style:family="paragraph" style:parent-style-name="scpi1">
      <style:text-properties fo:language="en" fo:country="US"/>
    </style:style>
    <style:style style:name="P14" style:family="paragraph" style:parent-style-name="scpi1">
      <style:text-properties fo:language="en" fo:country="US" fo:background-color="transparent"/>
    </style:style>
    <style:style style:name="P15" style:family="paragraph" style:parent-style-name="scpi1">
      <style:text-properties fo:background-color="transparent"/>
    </style:style>
    <style:style style:name="P16" style:family="paragraph" style:parent-style-name="scpi1">
      <style:paragraph-properties fo:text-align="start" style:justify-single-word="false"/>
    </style:style>
    <style:style style:name="P17" style:family="paragraph" style:parent-style-name="scpi1">
      <style:text-properties officeooo:paragraph-rsid="005c00c6"/>
    </style:style>
    <style:style style:name="P18" style:family="paragraph" style:parent-style-name="scpi1">
      <style:text-properties officeooo:paragraph-rsid="0028bdd7"/>
    </style:style>
    <style:style style:name="P19" style:family="paragraph" style:parent-style-name="Default_5f_ntt">
      <style:text-properties fo:language="en" fo:country="US"/>
    </style:style>
    <style:style style:name="P20" style:family="paragraph" style:parent-style-name="scpi0">
      <style:text-properties fo:background-color="transparent"/>
    </style:style>
    <style:style style:name="P21" style:family="paragraph" style:parent-style-name="scpi0">
      <style:text-properties fo:language="en" fo:country="US" officeooo:paragraph-rsid="002618a5" fo:background-color="transparent"/>
    </style:style>
    <style:style style:name="P22" style:family="paragraph" style:parent-style-name="scpi3">
      <style:text-properties fo:background-color="transparent"/>
    </style:style>
    <style:style style:name="P23" style:family="paragraph" style:parent-style-name="scpi2">
      <style:text-properties fo:background-color="transparent"/>
    </style:style>
    <style:style style:name="P24" style:family="paragraph" style:parent-style-name="scpi2">
      <style:text-properties officeooo:paragraph-rsid="0014a71b" fo:background-color="transparent"/>
    </style:style>
    <style:style style:name="P25" style:family="paragraph" style:parent-style-name="scpi2">
      <style:text-properties officeooo:paragraph-rsid="005c00c6"/>
    </style:style>
    <style:style style:name="P26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27" style:family="paragraph" style:parent-style-name="Standard">
      <style:paragraph-properties fo:margin-left="0mm" fo:margin-right="0mm" fo:text-indent="0mm" style:auto-text-indent="false"/>
      <style:text-properties officeooo:paragraph-rsid="00204ab9"/>
    </style:style>
    <style:style style:name="P28" style:family="paragraph" style:parent-style-name="scpi2">
      <style:paragraph-properties fo:margin-left="0mm" fo:margin-right="0mm" fo:text-indent="0mm" style:auto-text-indent="false"/>
    </style:style>
    <style:style style:name="P29" style:family="paragraph" style:parent-style-name="scpi1">
      <style:paragraph-properties fo:margin-left="0mm" fo:margin-right="0mm" fo:text-indent="0mm" style:auto-text-indent="false"/>
    </style:style>
    <style:style style:name="P30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31" style:family="paragraph" style:parent-style-name="scpi3">
      <style:paragraph-properties fo:margin-left="0mm" fo:margin-right="0mm" fo:text-indent="0mm" style:auto-text-indent="false"/>
    </style:style>
    <style:style style:name="P32" style:family="paragraph" style:parent-style-name="scpi3">
      <style:paragraph-properties fo:margin-left="0mm" fo:margin-right="0mm" fo:text-indent="0mm" style:auto-text-indent="false"/>
      <style:text-properties officeooo:rsid="00239d56" officeooo:paragraph-rsid="00239d56"/>
    </style:style>
    <style:style style:name="P33" style:family="paragraph" style:parent-style-name="scpi3">
      <style:paragraph-properties fo:margin-left="0mm" fo:margin-right="0mm" fo:text-indent="0mm" style:auto-text-indent="false"/>
      <style:text-properties officeooo:rsid="00a8a978" officeooo:paragraph-rsid="00a8a978"/>
    </style:style>
    <style:style style:name="P34" style:family="paragraph" style:parent-style-name="scpi3">
      <style:paragraph-properties fo:margin-left="0mm" fo:margin-right="0mm" fo:text-indent="0mm" style:auto-text-indent="false"/>
      <style:text-properties officeooo:rsid="00aa7a0c" officeooo:paragraph-rsid="00aa7a0c"/>
    </style:style>
    <style:style style:name="P35" style:family="paragraph" style:parent-style-name="scpi3">
      <style:paragraph-properties fo:margin-left="0mm" fo:margin-right="0mm" fo:text-indent="0mm" style:auto-text-indent="false"/>
      <style:text-properties officeooo:paragraph-rsid="002229df"/>
    </style:style>
    <style:style style:name="P36" style:family="paragraph" style:parent-style-name="scpi3">
      <style:paragraph-properties fo:margin-left="0mm" fo:margin-right="0mm" fo:text-indent="0mm" style:auto-text-indent="false"/>
      <style:text-properties officeooo:rsid="00077ac7" officeooo:paragraph-rsid="00077ac7"/>
    </style:style>
    <style:style style:name="P37" style:family="paragraph" style:parent-style-name="scpi4">
      <style:text-properties officeooo:paragraph-rsid="001c042c"/>
    </style:style>
    <style:style style:name="P38" style:family="paragraph" style:parent-style-name="Heading_20_1" style:master-page-name="Right_20_Page">
      <style:paragraph-properties style:page-number="auto"/>
    </style:style>
    <style:style style:name="P39" style:family="paragraph" style:parent-style-name="scpi2">
      <style:text-properties officeooo:paragraph-rsid="0014a71b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  <style:style style:name="T4" style:family="text">
      <style:text-properties officeooo:rsid="0048b76e"/>
    </style:style>
    <style:style style:name="T5" style:family="text">
      <style:text-properties officeooo:rsid="00474a1a"/>
    </style:style>
    <style:style style:name="T6" style:family="text">
      <style:text-properties officeooo:rsid="0028d1be"/>
    </style:style>
    <style:style style:name="T7" style:family="text">
      <style:text-properties officeooo:rsid="0058515f"/>
    </style:style>
    <style:style style:name="T8" style:family="text">
      <style:text-properties officeooo:rsid="006f0b80"/>
    </style:style>
    <style:style style:name="T9" style:family="text">
      <style:text-properties officeooo:rsid="00204ab9"/>
    </style:style>
    <style:style style:name="T10" style:family="text">
      <style:text-properties officeooo:rsid="00332381"/>
    </style:style>
    <style:style style:name="T11" style:family="text">
      <style:text-properties officeooo:rsid="005905b4"/>
    </style:style>
    <style:style style:name="T12" style:family="text">
      <style:text-properties officeooo:rsid="00239d56"/>
    </style:style>
    <style:style style:name="T13" style:family="text">
      <style:text-properties officeooo:rsid="002229df"/>
    </style:style>
    <style:style style:name="T14" style:family="text">
      <style:text-properties officeooo:rsid="003dacf5"/>
    </style:style>
    <style:style style:name="T15" style:family="text">
      <style:text-properties officeooo:rsid="00a73635"/>
    </style:style>
    <style:style style:name="T16" style:family="text">
      <style:text-properties officeooo:rsid="00a92e78"/>
    </style:style>
    <style:style style:name="T17" style:family="text">
      <style:text-properties officeooo:rsid="0018aefb"/>
    </style:style>
    <style:style style:name="T18" style:family="text">
      <style:text-properties officeooo:rsid="0019b216"/>
    </style:style>
    <style:style style:name="T19" style:family="text">
      <style:text-properties officeooo:rsid="0016c8b2"/>
    </style:style>
    <style:style style:name="T20" style:family="text">
      <style:text-properties officeooo:rsid="00e91144"/>
    </style:style>
    <style:style style:name="T21" style:family="text">
      <style:text-properties officeooo:rsid="00e84185"/>
    </style:style>
    <style:style style:name="T22" style:family="text">
      <style:text-properties officeooo:rsid="0008c033"/>
    </style:style>
    <style:style style:name="T23" style:family="text">
      <style:text-properties officeooo:rsid="000bcc2c"/>
    </style:style>
    <style:style style:name="T24" style:family="text">
      <style:text-properties officeooo:rsid="000e0313"/>
    </style:style>
    <style:style style:name="T25" style:family="text">
      <style:text-properties officeooo:rsid="0029076e"/>
    </style:style>
    <style:style style:name="T26" style:family="text">
      <style:text-properties officeooo:rsid="002a3910"/>
    </style:style>
  </office:automatic-styles>
  <office:body>
    <office:text text:use-soft-page-breaks="true">
      <office:forms form:automatic-focus="false" form:apply-design-mode="false"/>
      <text:tracked-changes>
        <text:changed-region xml:id="ct170615376" text:id="ct170615376">
          <text:deletion>
            <office:change-info>
              <dc:creator>Denis Kotlar</dc:creator>
              <dc:date>2018-03-29T10:12:01</dc:date>
            </office:change-info>
            <text:p text:style-name="P1">Resets the trigger system</text:p>
          </text:deletion>
        </text:changed-region>
        <text:changed-region xml:id="ct170611200" text:id="ct170611200">
          <text:insertion>
            <office:change-info>
              <dc:creator>Denis Kotlar</dc:creator>
              <dc:date>2018-03-29T10:12:01</dc:date>
            </office:change-info>
          </text:insertion>
        </text:changed-region>
        <text:changed-region xml:id="ct170613152" text:id="ct170613152">
          <text:insertion>
            <office:change-info>
              <dc:creator>Denis Kotlar</dc:creator>
              <dc:date>2018-03-29T10:11:48</dc:date>
            </office:change-info>
          </text:insertion>
        </text:changed-region>
        <text:changed-region xml:id="ct170617504" text:id="ct170617504">
          <text:insertion>
            <office:change-info>
              <dc:creator>Denis Kotlar</dc:creator>
              <dc:date>2018-03-29T10:11:53</dc:date>
            </office:change-info>
          </text:insertion>
        </text:changed-region>
        <text:changed-region xml:id="ct154923936" text:id="ct154923936">
          <text:insertion>
            <office:change-info>
              <dc:creator>Denis Kotlar</dc:creator>
              <dc:date>2018-03-29T10:12:29</dc:date>
            </office:change-info>
          </text:insertion>
        </text:changed-region>
        <text:changed-region xml:id="ct154925472" text:id="ct154925472">
          <text:insertion>
            <office:change-info>
              <dc:creator>Denis Kotlar</dc:creator>
              <dc:date>2018-03-29T10:12:37</dc:date>
            </office:change-info>
          </text:insertion>
        </text:changed-region>
        <text:changed-region xml:id="ct170464688" text:id="ct17046468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70462608" text:id="ct170462608">
          <text:insertion>
            <office:change-info>
              <dc:creator>Denis Kotlar</dc:creator>
              <dc:date>2017-10-02T12:44:31</dc:date>
            </office:change-info>
          </text:insertion>
        </text:changed-region>
        <text:changed-region xml:id="ct34146640" text:id="ct3414664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69619488" text:id="ct169619488">
          <text:insertion>
            <office:change-info>
              <dc:creator>Denis Kotlar</dc:creator>
              <dc:date>2017-10-02T12:44:36</dc:date>
            </office:change-info>
          </text:insertion>
        </text:changed-region>
        <text:changed-region xml:id="ct34147536" text:id="ct3414753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148592" text:id="ct34148592">
          <text:insertion>
            <office:change-info>
              <dc:creator>Denis Kotlar</dc:creator>
              <dc:date>2017-10-02T12:44:43</dc:date>
            </office:change-info>
          </text:insertion>
        </text:changed-region>
        <text:changed-region xml:id="ct170459024" text:id="ct17045902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147008" text:id="ct34147008">
          <text:insertion>
            <office:change-info>
              <dc:creator>Denis Kotlar</dc:creator>
              <dc:date>2017-10-02T12:44:49</dc:date>
            </office:change-info>
          </text:insertion>
        </text:changed-region>
        <text:changed-region xml:id="ct34145680" text:id="ct3414568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151024" text:id="ct34151024">
          <text:insertion>
            <office:change-info>
              <dc:creator>Denis Kotlar</dc:creator>
              <dc:date>2017-10-02T12:44:56</dc:date>
            </office:change-info>
          </text:insertion>
        </text:changed-region>
        <text:changed-region xml:id="ct34149264" text:id="ct3414926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71709504" text:id="ct171709504">
          <text:insertion>
            <office:change-info>
              <dc:creator>Denis Kotlar</dc:creator>
              <dc:date>2017-10-02T12:45:01</dc:date>
            </office:change-info>
          </text:insertion>
        </text:changed-region>
        <text:changed-region xml:id="ct34145904" text:id="ct3414590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144768" text:id="ct3414476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4150656" text:id="ct34150656">
          <text:insertion>
            <office:change-info>
              <dc:creator>Denis Kotlar</dc:creator>
              <dc:date>2018-04-10T10:54:35</dc:date>
            </office:change-info>
          </text:insertion>
        </text:changed-region>
        <text:changed-region xml:id="ct171711328" text:id="ct171711328">
          <text:insertion>
            <office:change-info>
              <dc:creator>Denis Kotlar</dc:creator>
              <dc:date>2018-04-10T10:54:48</dc:date>
            </office:change-info>
          </text:insertion>
        </text:changed-region>
        <text:changed-region xml:id="ct34150048" text:id="ct3415004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71710432" text:id="ct171710432">
          <text:insertion>
            <office:change-info>
              <dc:creator>Denis Kotlar</dc:creator>
              <dc:date>2017-10-02T12:59:40</dc:date>
            </office:change-info>
          </text:insertion>
        </text:changed-region>
        <text:changed-region xml:id="ct171709216" text:id="ct17170921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831632" text:id="ct14283163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71712224" text:id="ct171712224">
          <text:insertion>
            <office:change-info>
              <dc:creator>Denis Kotlar</dc:creator>
              <dc:date>2017-10-02T12:59:50</dc:date>
            </office:change-info>
          </text:insertion>
        </text:changed-region>
        <text:changed-region xml:id="ct171713632" text:id="ct17171363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70673536" text:id="ct170673536">
          <text:insertion>
            <office:change-info>
              <dc:creator>Denis Kotlar</dc:creator>
              <dc:date>2018-04-10T16:23:19</dc:date>
            </office:change-info>
          </text:insertion>
        </text:changed-region>
        <text:changed-region xml:id="ct146371920" text:id="ct146371920">
          <text:insertion>
            <office:change-info>
              <dc:creator>Denis Kotlar</dc:creator>
              <dc:date>2018-04-10T16:23:10</dc:date>
            </office:change-info>
          </text:insertion>
        </text:changed-region>
        <text:changed-region xml:id="ct34149760" text:id="ct3414976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71714864" text:id="ct17171486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71713344" text:id="ct17171334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147760" text:id="ct34147760">
          <text:insertion>
            <office:change-info>
              <dc:creator>Denis Kotlar</dc:creator>
              <dc:date>2017-11-22T17:14:24</dc:date>
            </office:change-info>
          </text:insertion>
        </text:changed-region>
        <text:changed-region xml:id="ct142833216" text:id="ct142833216">
          <text:insertion>
            <office:change-info>
              <dc:creator>Denis Kotlar</dc:creator>
              <dc:date>2017-11-22T17:14:19</dc:date>
            </office:change-info>
          </text:insertion>
        </text:changed-region>
        <text:changed-region xml:id="ct171713936" text:id="ct17171393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2692000" text:id="ct14269200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71715088" text:id="ct171715088">
          <text:insertion>
            <office:change-info>
              <dc:creator>Denis Kotlar</dc:creator>
              <dc:date>2017-10-02T14:41:18</dc:date>
            </office:change-info>
          </text:insertion>
        </text:changed-region>
        <text:changed-region xml:id="ct171710656" text:id="ct17171065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693968" text:id="ct14269396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2832688" text:id="ct14283268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698384" text:id="ct14269838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2693024" text:id="ct14269302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694480" text:id="ct14269448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8855168" text:id="ct8885516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692416" text:id="ct14269241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2694192" text:id="ct14269419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71710992" text:id="ct17171099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697872" text:id="ct142697872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142835920" text:id="ct142835920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142834160" text:id="ct14283416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2835216" text:id="ct14283521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8854592" text:id="ct88854592">
          <text:insertion>
            <office:change-info>
              <dc:creator>Denis Kotlar</dc:creator>
              <dc:date>2017-10-02T12:45:06</dc:date>
            </office:change-info>
          </text:insertion>
        </text:changed-region>
        <text:changed-region xml:id="ct142695056" text:id="ct14269505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8856752" text:id="ct8885675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6403824" text:id="ct14640382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697360" text:id="ct14269736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8853616" text:id="ct8885361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837168" text:id="ct142837168">
          <text:insertion>
            <office:change-info>
              <dc:creator>Denis Kotlar</dc:creator>
              <dc:date>2018-03-29T10:13:54</dc:date>
            </office:change-info>
          </text:insertion>
        </text:changed-region>
        <text:changed-region xml:id="ct156158080" text:id="ct156158080">
          <text:insertion>
            <office:change-info>
              <dc:creator>Denis Kotlar</dc:creator>
              <dc:date>2018-03-29T10:13:54</dc:date>
            </office:change-info>
          </text:insertion>
        </text:changed-region>
        <text:changed-region xml:id="ct156159952" text:id="ct156159952">
          <text:insertion>
            <office:change-info>
              <dc:creator>Denis Kotlar</dc:creator>
              <dc:date>2018-03-29T10:14:01</dc:date>
            </office:change-info>
          </text:insertion>
        </text:changed-region>
        <text:changed-region xml:id="ct156159344" text:id="ct156159344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156159568" text:id="ct156159568">
          <text:insertion>
            <office:change-info>
              <dc:creator>Denis Kotlar</dc:creator>
              <dc:date>2018-03-29T12:36:51</dc:date>
            </office:change-info>
          </text:insertion>
        </text:changed-region>
        <text:changed-region xml:id="ct156162304" text:id="ct156162304">
          <text:insertion>
            <office:change-info>
              <dc:creator>Denis Kotlar</dc:creator>
              <dc:date>2018-03-29T12:36:51</dc:date>
            </office:change-info>
          </text:insertion>
        </text:changed-region>
        <text:changed-region xml:id="ct171049440" text:id="ct171049440">
          <text:insertion>
            <office:change-info>
              <dc:creator>Denis Kotlar</dc:creator>
              <dc:date>2018-03-29T10:14:09</dc:date>
            </office:change-info>
          </text:insertion>
        </text:changed-region>
        <text:changed-region xml:id="ct171052032" text:id="ct171052032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171050368" text:id="ct171050368">
          <text:insertion>
            <office:change-info>
              <dc:creator>Denis Kotlar</dc:creator>
              <dc:date>2018-03-29T10:14:16</dc:date>
            </office:change-info>
          </text:insertion>
        </text:changed-region>
        <text:changed-region xml:id="ct171710112" text:id="ct171710112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171051600" text:id="ct171051600">
          <text:insertion>
            <office:change-info>
              <dc:creator>Denis Kotlar</dc:creator>
              <dc:date>2018-03-29T10:14:30</dc:date>
            </office:change-info>
          </text:insertion>
        </text:changed-region>
        <text:changed-region xml:id="ct146405008" text:id="ct146405008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171051072" text:id="ct171051072">
          <text:deletion>
            <office:change-info>
              <dc:creator>Denis Kotlar</dc:creator>
              <dc:date>2017-12-29T14:19:07</dc:date>
            </office:change-info>
            <text:p text:style-name="P2">Enables/disables BUS-generated triggers on digital pins:BUS[:ENABle] {&lt;Bool&gt;}:TOUTputSets the selected pin’s polarity:POLarity {&lt;polarity&gt;}Sets the selected pin’s function:FUNCtion {&lt;function&gt;}:PIN&lt;n&gt;Sets the state of the digital port pins:OUTPut:DATA [&lt;pin&gt;] {&lt;state&gt;}Reads the state of the digital port pins:INPut:DATA? [&lt;pin&gt;]:DIGital</text:p>
          </text:deletion>
        </text:changed-region>
        <text:changed-region xml:id="ct171275168" text:id="ct171275168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55210800" text:id="ct155210800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71274256" text:id="ct171274256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55213280" text:id="ct155213280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55215344" text:id="ct155215344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55215568" text:id="ct155215568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42592576" text:id="ct14259257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55213600" text:id="ct15521360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6408336" text:id="ct14640833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69875616" text:id="ct16987561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2591520" text:id="ct14259152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69872448" text:id="ct16987244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69875024" text:id="ct16987502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69876752" text:id="ct16987675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2588080" text:id="ct14258808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69876016" text:id="ct16987601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69873296" text:id="ct16987329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69879712" text:id="ct16987971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69876464" text:id="ct16987646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69879248" text:id="ct169879248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169877072" text:id="ct169877072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135569040" text:id="ct135569040">
          <text:insertion>
            <office:change-info>
              <dc:creator>Denis Kotlar</dc:creator>
              <dc:date>2017-10-09T10:07:49</dc:date>
            </office:change-info>
          </text:insertion>
        </text:changed-region>
        <text:changed-region xml:id="ct140559648" text:id="ct140559648">
          <text:insertion>
            <office:change-info>
              <dc:creator>Denis Kotlar</dc:creator>
              <dc:date>2018-03-29T10:18:39</dc:date>
            </office:change-info>
          </text:insertion>
        </text:changed-region>
        <text:changed-region xml:id="ct140560240" text:id="ct140560240">
          <text:insertion>
            <office:change-info>
              <dc:creator>Denis Kotlar</dc:creator>
              <dc:date>2018-03-29T10:18:46</dc:date>
            </office:change-info>
          </text:insertion>
        </text:changed-region>
        <text:changed-region xml:id="ct140558704" text:id="ct140558704">
          <text:insertion>
            <office:change-info>
              <dc:creator>Denis Kotlar</dc:creator>
              <dc:date>2018-03-29T10:18:51</dc:date>
            </office:change-info>
          </text:insertion>
        </text:changed-region>
        <text:changed-region xml:id="ct135567824" text:id="ct135567824">
          <text:insertion>
            <office:change-info>
              <dc:creator>Denis Kotlar</dc:creator>
              <dc:date>2018-03-29T10:18:5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80722390" text:style-name="Outline">
        <text:list-item>
          <text:h text:style-name="P38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3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20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3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3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19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3">Reads the Status Byte register</text:p>
          </table:table-cell>
        </table:table-row>
        <table:table-row>
          <table:table-cell table:style-name="Table147.A2" office:value-type="string">
            <text:p text:style-name="P20">*TRG</text:p>
          </table:table-cell>
          <table:table-cell table:style-name="Table147.A2" office:value-type="string">
            <text:p text:style-name="P8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1"><text:change text:change-id="ct170615376"/><text:change-start text:change-id="ct170611200"/>Resets the trigger system to the Idle state<text:change-end text:change-id="ct170611200"/></text:p>
          </table:table-cell>
        </table:table-row>
        <table:table-row>
          <table:table-cell table:style-name="Table56.A2" office:value-type="string">
            <text:p text:style-name="scpi1"><text:change-start text:change-id="ct170613152"/>:DLOG<text:change-end text:change-id="ct170613152"/></text:p>
          </table:table-cell>
          <table:table-cell table:style-name="Table56.A2" office:value-type="string">
            <text:p text:style-name="P21"><text:change-start text:change-id="ct170617504"/>Stops the internal data logging session<text:change-end text:change-id="ct170617504"/>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8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3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3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P15">:MODE {&lt;mode&gt;}</text:p>
          </table:table-cell>
          <table:table-cell table:style-name="Table129.A2" office:value-type="string">
            <text:p text:style-name="P8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4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4">Completes one full trigger cycle</text:p>
          </table:table-cell>
        </table:table-row>
        <table:table-row>
          <table:table-cell table:style-name="Table129.A2" office:value-type="string">
            <text:p text:style-name="scpi2"><text:change-start text:change-id="ct154923936"/>:DLOG {&lt;filename&gt;}<text:change-end text:change-id="ct154923936"/></text:p>
          </table:table-cell>
          <table:table-cell table:style-name="Table129.A2" office:value-type="string">
            <text:p text:style-name="P11"><text:change-start text:change-id="ct154925472"/>Enables internal data log session<text:change-end text:change-id="ct154925472"/>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29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29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3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<text:soft-page-break/>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4">Specifies which PSU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<text:change-start text:change-id="ct170464688"/>MMEMory<text:change-end text:change-id="ct170464688"/>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17"><text:change-start text:change-id="ct170462608"/>:CATalog [&lt;directory&gt;]<text:change-end text:change-id="ct170462608"/></text:p>
          </table:table-cell>
          <table:table-cell table:style-name="Table27.A2" office:value-type="string">
            <text:p text:style-name="Standard"><text:change-start text:change-id="ct34146640"/><text:span text:style-name="T4">Returns</text:span> a list of <text:span text:style-name="T5">items</text:span> <text:span text:style-name="T6">in the specified directory (folder)</text:span><text:change-end text:change-id="ct34146640"/></text:p>
          </table:table-cell>
        </table:table-row>
        <table:table-row>
          <table:table-cell table:style-name="Table27.A2" office:value-type="string">
            <text:p text:style-name="P25"><text:change-start text:change-id="ct169619488"/>:LENgth [&lt;directory&gt;]<text:change-end text:change-id="ct169619488"/></text:p>
          </table:table-cell>
          <table:table-cell table:style-name="Table27.A2" office:value-type="string">
            <text:p text:style-name="Standard"><text:change-start text:change-id="ct34147536"/>Returns the number of <text:span text:style-name="T5">items</text:span> in the specified directory<text:change-end text:change-id="ct34147536"/></text:p>
          </table:table-cell>
        </table:table-row>
        <table:table-row>
          <table:table-cell table:style-name="Table27.A2" office:value-type="string">
            <text:p text:style-name="scpi1"><text:change-start text:change-id="ct34148592"/>:CDIRectory {&lt;directory&gt;}<text:change-end text:change-id="ct34148592"/></text:p>
          </table:table-cell>
          <table:table-cell table:style-name="Table27.A2" office:value-type="string">
            <text:p text:style-name="Standard"><text:change-start text:change-id="ct170459024"/>Changes the current directory<text:change-end text:change-id="ct170459024"/></text:p>
          </table:table-cell>
        </table:table-row>
        <table:table-row>
          <table:table-cell table:style-name="Table27.A2" office:value-type="string">
            <text:p text:style-name="scpi1"><text:change-start text:change-id="ct34147008"/>:COPY {&lt;source&gt;}, {&lt;destination&gt;}<text:change-end text:change-id="ct34147008"/></text:p>
          </table:table-cell>
          <table:table-cell table:style-name="Table27.A2" office:value-type="string">
            <text:p text:style-name="P31"><text:change-start text:change-id="ct34145680"/>Copies &lt;<text:span text:style-name="T8">source</text:span>&gt; to &lt;<text:span text:style-name="T8">destination</text:span>&gt;<text:change-end text:change-id="ct34145680"/></text:p>
          </table:table-cell>
        </table:table-row>
        <table:table-row>
          <table:table-cell table:style-name="Table27.A2" office:value-type="string">
            <text:p text:style-name="scpi1"><text:change-start text:change-id="ct34151024"/>:DATE? {&lt;filename&gt;}<text:change-end text:change-id="ct34151024"/></text:p>
          </table:table-cell>
          <table:table-cell table:style-name="Table27.A2" office:value-type="string">
            <text:p text:style-name="Standard"><text:change-start text:change-id="ct34149264"/>Returns <text:span text:style-name="T9">date</text:span> that the specified file was last saved<text:change-end text:change-id="ct34149264"/></text:p>
          </table:table-cell>
        </table:table-row>
        <table:table-row>
          <table:table-cell table:style-name="Table27.A2" office:value-type="string">
            <text:p text:style-name="scpi1"><text:change-start text:change-id="ct171709504"/>:DELete {&lt;filename&gt;}<text:change-end text:change-id="ct171709504"/></text:p>
          </table:table-cell>
          <table:table-cell table:style-name="Table27.A2" office:value-type="string">
            <text:p text:style-name="P10"><text:change-start text:change-id="ct34145904"/>Deletes an existing file<text:change-end text:change-id="ct34145904"/></text:p>
          </table:table-cell>
        </table:table-row>
        <table:table-row>
          <table:table-cell table:style-name="Table27.A2" office:value-type="string">
            <text:p text:style-name="P15"><text:change-start text:change-id="ct34144768"/>:DOWNload<text:change-end text:change-id="ct34144768"/></text:p>
          </table:table-cell>
          <table:table-cell table:style-name="Table27.A2" office:value-type="string">
            <text:p text:style-name="P31"/>
          </table:table-cell>
        </table:table-row>
        <table:table-row>
          <table:table-cell table:style-name="Table27.A2" office:value-type="string">
            <text:p text:style-name="P23"><text:change-start text:change-id="ct34150656"/>:<text:span text:style-name="T26">ABORt</text:span><text:change-end text:change-id="ct34150656"/></text:p>
          </table:table-cell>
          <table:table-cell table:style-name="Table27.A2" office:value-type="string">
            <text:p text:style-name="P12"><text:change-start text:change-id="ct171711328"/>Aborts current download session<text:change-end text:change-id="ct171711328"/></text:p>
          </table:table-cell>
        </table:table-row>
        <table:table-row>
          <table:table-cell table:style-name="Table27.A2" office:value-type="string">
            <text:p text:style-name="P23"><text:change-start text:change-id="ct34150048"/>:DATA<text:change-end text:change-id="ct34150048"/><text:change-start text:change-id="ct171710432"/> :DATA {#&lt;length&gt;,&lt;encoding&gt;,&lt;block&gt;}<text:change-end text:change-id="ct171710432"/></text:p>
          </table:table-cell>
          <table:table-cell table:style-name="Table27.A2" office:value-type="string">
            <text:p text:style-name="Standard"><text:change-start text:change-id="ct171709216"/>Downloads data from the host computer<text:change-end text:change-id="ct171709216"/></text:p>
          </table:table-cell>
        </table:table-row>
        <table:table-row>
          <table:table-cell table:style-name="Table27.A2" office:value-type="string">
            <text:p text:style-name="P24"><text:change-start text:change-id="ct142831632"/>:FNAMe<text:change-end text:change-id="ct142831632"/><text:change-start text:change-id="ct171712224"/> <text:span text:style-name="T11">{</text:span>&lt;filename&gt;<text:span text:style-name="T11">}</text:span><text:change-end text:change-id="ct171712224"/></text:p>
          </table:table-cell>
          <table:table-cell table:style-name="Table27.A2" office:value-type="string">
            <text:p text:style-name="Standard"><text:change-start text:change-id="ct171713632"/>Creates or opens the specified filename <text:span text:style-name="T15">for download data</text:span><text:change-end text:change-id="ct171713632"/></text:p>
          </table:table-cell>
        </table:table-row>
        <table:table-row>
          <table:table-cell table:style-name="Table27.A2" office:value-type="string">
            <text:p text:style-name="P24"><text:change-start text:change-id="ct170673536"/>:SIZE {&lt;filesize&gt;}<text:change-end text:change-id="ct170673536"/></text:p>
          </table:table-cell>
          <table:table-cell table:style-name="Table27.A2" office:value-type="string">
            <text:p text:style-name="Standard"><text:change-start text:change-id="ct146371920"/>Sets information about file size used for progress bar<text:change-end text:change-id="ct146371920"/></text:p>
          </table:table-cell>
        </table:table-row>
        <table:table-row>
          <table:table-cell table:style-name="Table27.A2" office:value-type="string">
            <text:p text:style-name="scpi1"><text:change-start text:change-id="ct34149760"/>:LOAD<text:change-end text:change-id="ct34149760"/>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change-start text:change-id="ct171714864"/>:LIST[&lt;n&gt;] <text:span text:style-name="T11">{</text:span>&lt;filename&gt;<text:span text:style-name="T11">}</text:span><text:change-end text:change-id="ct171714864"/></text:p>
          </table:table-cell>
          <table:table-cell table:style-name="Table27.A2" office:value-type="string">
            <text:p text:style-name="P31"><text:change-start text:change-id="ct171713344"/>Loads stored LIST to the specified channel<text:change-end text:change-id="ct171713344"/></text:p>
          </table:table-cell>
        </table:table-row>
        <table:table-row>
          <table:table-cell table:style-name="Table27.A2" office:value-type="string">
            <text:p text:style-name="scpi2"><text:change-start text:change-id="ct34147760"/>:PROFile {&lt;filename&gt;}<text:change-end text:change-id="ct34147760"/></text:p>
          </table:table-cell>
          <table:table-cell table:style-name="Table27.A2" office:value-type="string">
            <text:p text:style-name="P36"><text:change-start text:change-id="ct142833216"/>Loads stored user profile<text:change-end text:change-id="ct142833216"/></text:p>
          </table:table-cell>
        </table:table-row>
        <table:table-row>
          <table:table-cell table:style-name="Table27.A2" office:value-type="string">
            <text:p text:style-name="scpi2"><text:change-start text:change-id="ct171713936"/>:<text:span text:style-name="T12">STATe {&lt;filename&gt;}</text:span><text:change-end text:change-id="ct171713936"/></text:p>
          </table:table-cell>
          <table:table-cell table:style-name="Table27.A2" office:value-type="string">
            <text:p text:style-name="P32"><text:change-start text:change-id="ct142692000"/>Loads the instrument setup<text:change-end text:change-id="ct142692000"/></text:p>
          </table:table-cell>
        </table:table-row>
        <table:table-row>
          <table:table-cell table:style-name="Table27.A2" office:value-type="string">
            <text:p text:style-name="scpi1"><text:change-start text:change-id="ct171715088"/>:<text:span text:style-name="T10">LOCK {&lt;password&gt;}</text:span><text:change-end text:change-id="ct171715088"/></text:p>
          </table:table-cell>
          <table:table-cell table:style-name="Table27.A2" office:value-type="string">
            <text:p text:style-name="P9"><text:change-start text:change-id="ct171710656"/>Set<text:span text:style-name="T16">s</text:span> write protection<text:change-end text:change-id="ct171710656"/></text:p>
          </table:table-cell>
        </table:table-row>
        <table:table-row>
          <table:table-cell table:style-name="Table27.A2" office:value-type="string">
            <text:p text:style-name="scpi1"><text:change-start text:change-id="ct142693968"/>:MDIRectory <text:span text:style-name="T11">{</text:span>&lt;directory&gt;<text:span text:style-name="T11">}</text:span><text:change-end text:change-id="ct142693968"/></text:p>
          </table:table-cell>
          <table:table-cell table:style-name="Table27.A2" office:value-type="string">
            <text:p text:style-name="P31"><text:change-start text:change-id="ct142832688"/>Makes a new directory<text:change-end text:change-id="ct142832688"/></text:p>
          </table:table-cell>
        </table:table-row>
        <table:table-row>
          <table:table-cell table:style-name="Table27.A2" office:value-type="string">
            <text:p text:style-name="scpi1"><text:change-start text:change-id="ct142698384"/>:MOVE <text:span text:style-name="T7">{</text:span>&lt;<text:span text:style-name="T17">source</text:span>&gt;<text:span text:style-name="T7">}</text:span>, <text:span text:style-name="T7">{</text:span>&lt;<text:span text:style-name="T17">destination</text:span>&gt;<text:span text:style-name="T7">}</text:span><text:change-end text:change-id="ct142698384"/></text:p>
          </table:table-cell>
          <table:table-cell table:style-name="Table27.A2" office:value-type="string">
            <text:p text:style-name="P31"><text:change-start text:change-id="ct142693024"/><text:span text:style-name="T20">Moves or r</text:span>enames &lt;<text:span text:style-name="T21">source</text:span>&gt; to &lt;<text:span text:style-name="T21">destination</text:span>&gt;<text:change-end text:change-id="ct142693024"/></text:p>
          </table:table-cell>
        </table:table-row>
        <table:table-row>
          <table:table-cell table:style-name="Table27.A2" office:value-type="string">
            <text:p text:style-name="scpi1"><text:change-start text:change-id="ct142694480"/>:RDIRectory <text:span text:style-name="T7">{</text:span>&lt;directory&gt;<text:span text:style-name="T7">}</text:span><text:change-end text:change-id="ct142694480"/></text:p>
          </table:table-cell>
          <table:table-cell table:style-name="Table27.A2" office:value-type="string">
            <text:p text:style-name="P31"><text:change-start text:change-id="ct88855168"/>Removes the specified directory<text:change-end text:change-id="ct88855168"/></text:p>
          </table:table-cell>
        </table:table-row>
        <table:table-row>
          <table:table-cell table:style-name="Table27.A2" office:value-type="string">
            <text:p text:style-name="scpi1"><text:change-start text:change-id="ct142692416"/>:STORe<text:change-end text:change-id="ct142692416"/></text:p>
          </table:table-cell>
          <table:table-cell table:style-name="Table27.A2" office:value-type="string">
            <text:p text:style-name="P31"/>
          </table:table-cell>
        </table:table-row>
        <table:table-row>
          <table:table-cell table:style-name="Table27.A2" office:value-type="string">
            <text:p text:style-name="scpi2"><text:change-start text:change-id="ct142694192"/>:LIST[&lt;n&gt;] <text:span text:style-name="T7">{</text:span>&lt;filename&gt;<text:span text:style-name="T7">}</text:span><text:change-end text:change-id="ct142694192"/></text:p>
          </table:table-cell>
          <table:table-cell table:style-name="Table27.A2" office:value-type="string">
            <text:p text:style-name="P31"><text:change-start text:change-id="ct171710992"/><text:span text:style-name="T13">Saves</text:span> specified channel LIST <text:change-end text:change-id="ct171710992"/></text:p>
          </table:table-cell>
        </table:table-row>
        <table:table-row>
          <table:table-cell table:style-name="Table27.A2" office:value-type="string">
            <text:p text:style-name="scpi2"><text:change-start text:change-id="ct142697872"/>:PROFile {&lt;filename&gt;}<text:change-end text:change-id="ct142697872"/></text:p>
          </table:table-cell>
          <table:table-cell table:style-name="Table27.A2" office:value-type="string">
            <text:p text:style-name="P36"><text:change-start text:change-id="ct142835920"/><text:span text:style-name="T22">Saves</text:span> <text:span text:style-name="T22">specified </text:span>user profile<text:change-end text:change-id="ct142835920"/></text:p>
          </table:table-cell>
        </table:table-row>
        <table:table-row>
          <table:table-cell table:style-name="Table27.A2" office:value-type="string">
            <text:p text:style-name="scpi2"><text:change-start text:change-id="ct142834160"/>:<text:span text:style-name="T13">STATe {&lt;filename&gt;}</text:span><text:change-end text:change-id="ct142834160"/></text:p>
          </table:table-cell>
          <table:table-cell table:style-name="Table27.A2" office:value-type="string">
            <text:p text:style-name="P35"><text:change-start text:change-id="ct142835216"/>Saves the instrument setup<text:change-end text:change-id="ct142835216"/></text:p>
          </table:table-cell>
        </table:table-row>
        <table:table-row>
          <table:table-cell table:style-name="Table27.A2" office:value-type="string">
            <text:p text:style-name="P15"><text:change-start text:change-id="ct88854592"/>:TIME? {&lt;filename&gt;}<text:change-end text:change-id="ct88854592"/></text:p>
          </table:table-cell>
          <table:table-cell table:style-name="Table27.A2" office:value-type="string">
            <text:p text:style-name="P27"><text:change-start text:change-id="ct142695056"/>Returns <text:span text:style-name="T9">time</text:span> that the specified file was last saved<text:change-end text:change-id="ct142695056"/></text:p>
          </table:table-cell>
        </table:table-row>
        <table:table-row>
          <table:table-cell table:style-name="Table27.A2" office:value-type="string">
            <text:p text:style-name="scpi1"><text:change-start text:change-id="ct88856752"/>:<text:span text:style-name="T14">UNLock {&lt;password&gt;}</text:span><text:change-end text:change-id="ct88856752"/></text:p>
          </table:table-cell>
          <table:table-cell table:style-name="Table27.A2" office:value-type="string">
            <text:p text:style-name="P33"><text:change-start text:change-id="ct146403824"/>Clear<text:span text:style-name="T16">s</text:span> write protection<text:change-end text:change-id="ct146403824"/></text:p>
          </table:table-cell>
        </table:table-row>
        <table:table-row>
          <table:table-cell table:style-name="Table27.A2" office:value-type="string">
            <text:p text:style-name="P15"><text:change-start text:change-id="ct142697360"/>:UPLoad? {&lt;filename&gt;}<text:change-end text:change-id="ct142697360"/></text:p>
          </table:table-cell>
          <table:table-cell table:style-name="Table27.A2" office:value-type="string">
            <text:p text:style-name="P34"><text:change-start text:change-id="ct88853616"/>Uploads data to the host computer<text:change-end text:change-id="ct88853616"/>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28">Controls channel output state with trigger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28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26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3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3">Closes simulator</text:p>
          </table:table-cell>
        </table:table-row>
        <text:soft-page-break/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3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3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3">“Connects” virtual load to the channel output</text:p>
          </table:table-cell>
        </table:table-row>
        <table:table-row>
          <table:table-cell table:style-name="Table186.A2" office:value-type="string">
            <text:p text:style-name="P16">:PIN1 {&lt;bool&gt;}</text:p>
          </table:table-cell>
          <table:table-cell table:style-name="Table186.A2" office:value-type="string">
            <text:p text:style-name="P3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3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3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3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3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3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3">Enables/disables seamless measurement auto ranging</text:p>
          </table:table-cell>
        </table:table-row>
        <table:table-row>
          <table:table-cell table:style-name="Table101.A2" office:value-type="string">
            <text:p text:style-name="scpi1"><text:change-start text:change-id="ct142837168"/>:DLOG<text:change-end text:change-id="ct142837168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<text:change-start text:change-id="ct156158080"/>:FUNCtion<text:change-end text:change-id="ct156158080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<text:change-start text:change-id="ct156159952"/>:CURRent {&lt;bool&gt;}, {&lt;channel&gt;}<text:change-end text:change-id="ct156159952"/></text:p>
          </table:table-cell>
          <table:table-cell table:style-name="Table101.A2" office:value-type="string">
            <text:p text:style-name="P3"><text:change-start text:change-id="ct156159344"/>Enables/disables <text:span text:style-name="T25">output </text:span>current internal data logging<text:change-end text:change-id="ct156159344"/></text:p>
          </table:table-cell>
        </table:table-row>
        <table:table-row>
          <table:table-cell table:style-name="Table101.A2" office:value-type="string">
            <text:p text:style-name="scpi3"><text:change-start text:change-id="ct156159568"/>:<text:span text:style-name="T25">POWer</text:span> {&lt;bool&gt;}, {&lt;channel&gt;}<text:change-end text:change-id="ct156159568"/></text:p>
          </table:table-cell>
          <table:table-cell table:style-name="Table101.A2" office:value-type="string">
            <text:p text:style-name="P3"><text:change-start text:change-id="ct156162304"/>Enables/disables <text:span text:style-name="T25">output power</text:span> internal data logging<text:change-end text:change-id="ct156162304"/></text:p>
          </table:table-cell>
        </table:table-row>
        <table:table-row>
          <table:table-cell table:style-name="Table101.A2" office:value-type="string">
            <text:p text:style-name="scpi3"><text:change-start text:change-id="ct171049440"/>:VOLTage {&lt;bool&gt;}, {&lt;channel&gt;}<text:change-end text:change-id="ct171049440"/></text:p>
          </table:table-cell>
          <table:table-cell table:style-name="Table101.A2" office:value-type="string">
            <text:p text:style-name="P3"><text:change-start text:change-id="ct171052032"/>Enables/disables <text:span text:style-name="T25">output </text:span>voltage internal data logging<text:change-end text:change-id="ct171052032"/></text:p>
          </table:table-cell>
        </table:table-row>
        <table:table-row>
          <table:table-cell table:style-name="Table101.A2" office:value-type="string">
            <text:p text:style-name="scpi2"><text:change-start text:change-id="ct171050368"/>:PERiod {&lt;time&gt;}<text:change-end text:change-id="ct171050368"/></text:p>
          </table:table-cell>
          <table:table-cell table:style-name="Table101.A2" office:value-type="string">
            <text:p text:style-name="P3"><text:change-start text:change-id="ct171710112"/>Sets the sample period for internal data logging<text:change-end text:change-id="ct171710112"/></text:p>
          </table:table-cell>
        </table:table-row>
        <table:table-row>
          <table:table-cell table:style-name="Table101.A2" office:value-type="string">
            <text:p text:style-name="scpi2"><text:change-start text:change-id="ct171051600"/>:TIME {&lt;time&gt;}<text:change-end text:change-id="ct171051600"/></text:p>
          </table:table-cell>
          <table:table-cell table:style-name="Table101.A2" office:value-type="string">
            <text:p text:style-name="P3"><text:change-start text:change-id="ct146405008"/>Sets the sample duration for internal data logging<text:change-end text:change-id="ct146405008"/></text:p>
          </table:table-cell>
        </table:table-row>
        <table:table-row>
          <table:table-cell table:style-name="Table101.A13" office:value-type="string">
            <text:p text:style-name="scpi0">[SOURce[&lt;n&gt;]] </text:p>
          </table:table-cell>
          <table:table-cell table:style-name="Table101.A13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3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3">Sets the step of the current change</text:p>
          </table:table-cell>
        </table:table-row>
        <table:table-row>
          <table:table-cell table:style-name="Table101.A2" office:value-type="string">
            <text:p text:style-name="P22">:TRIGgered [:AMPLitude] {&lt;current&gt;}</text:p>
          </table:table-cell>
          <table:table-cell table:style-name="Table101.A2" office:value-type="string">
            <text:p text:style-name="P4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3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current protection activation</text:p>
          </table:table-cell>
        </table:table-row>
        <table:table-row>
          <table:table-cell table:style-name="Table101.A2" office:value-type="string">
            <text:p text:style-name="P15"><text:change text:change-id="ct171051072"/>:LIST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P23">:COUNt</text:p>
          </table:table-cell>
          <table:table-cell table:style-name="Table101.A2" office:value-type="string">
            <text:p text:style-name="P4">Sets the number of times that the list is executed</text:p>
          </table:table-cell>
        </table:table-row>
        <table:table-row>
          <table:table-cell table:style-name="Table101.A2" office:value-type="string">
            <text:p text:style-name="P23">:CURRent[:LEVel]</text:p>
          </table:table-cell>
          <table:table-cell table:style-name="Table101.A2" office:value-type="string">
            <text:p text:style-name="P4">Specifies the current setting for each list step</text:p>
          </table:table-cell>
        </table:table-row>
        <table:table-row>
          <table:table-cell table:style-name="Table101.A2" office:value-type="string">
            <text:p text:style-name="P23">:DWELl</text:p>
          </table:table-cell>
          <table:table-cell table:style-name="Table101.A2" office:value-type="string">
            <text:p text:style-name="P4">Specifies the dwell time for each list step</text:p>
          </table:table-cell>
        </table:table-row>
        <table:table-row>
          <table:table-cell table:style-name="Table101.A2" office:value-type="string">
            <text:p text:style-name="P23">:VOLTage[:LEVel]</text:p>
          </table:table-cell>
          <table:table-cell table:style-name="Table101.A2" office:value-type="string">
            <text:p text:style-name="P4">Specifies the voltage setting for each list step</text:p>
          </table:table-cell>
        </table:table-row>
        <text:soft-page-break/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3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3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3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3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3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30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3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3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3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3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3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3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3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3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3">Returns the value of the Operation Instrument Isummary Event register</text:p>
          </table:table-cell>
        </table:table-row>
        <text:soft-page-break/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3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3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3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3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3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3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3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3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3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3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3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3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3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3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<text:change-start text:change-id="ct171275168"/>:<text:span text:style-name="T19">AHOur</text:span><text:change-end text:change-id="ct171275168"/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<text:change-start text:change-id="ct155210800"/>TOTal?<text:change-end text:change-id="ct155210800"/></text:p>
          </table:table-cell>
          <table:table-cell table:style-name="Table121.A2" office:value-type="string">
            <text:p text:style-name="P7"><text:change-start text:change-id="ct171274256"/>Returns channel’s total <text:span text:style-name="T18">delivered energy in Ah</text:span><text:change-end text:change-id="ct171274256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3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3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3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3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3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3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155213280"/>:<text:span text:style-name="T19">WHOur</text:span><text:change-end text:change-id="ct155213280"/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P37"><text:change-start text:change-id="ct155215344"/>TOTal?<text:change-end text:change-id="ct155215344"/></text:p>
          </table:table-cell>
          <table:table-cell table:style-name="Table121.A2" office:value-type="string">
            <text:p text:style-name="P7"><text:change-start text:change-id="ct155215568"/>Returns channel’s total <text:span text:style-name="T18">delivered energy in Wh</text:span><text:change-end text:change-id="ct155215568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3">Returns the channel model identification</text:p>
          </table:table-cell>
        </table:table-row>
        <text:soft-page-break/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3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3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3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3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3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3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3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3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3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3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3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3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3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3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3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3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3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3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3">Sets the date of the system clock</text:p>
          </table:table-cell>
        </table:table-row>
        <table:table-row>
          <table:table-cell table:style-name="Table121.A2" office:value-type="string">
            <text:p text:style-name="P15"><text:change-start text:change-id="ct142592576"/>:DIGital<text:change-end text:change-id="ct142592576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<text:change-start text:change-id="ct155213600"/>:INPut:DATA? [&lt;pin&gt;]<text:change-end text:change-id="ct155213600"/></text:p>
          </table:table-cell>
          <table:table-cell table:style-name="Table121.A2" office:value-type="string">
            <text:p text:style-name="P4"><text:change-start text:change-id="ct146408336"/>Reads the state of the digital port pins<text:change-end text:change-id="ct146408336"/></text:p>
          </table:table-cell>
        </table:table-row>
        <table:table-row>
          <table:table-cell table:style-name="Table121.A2" office:value-type="string">
            <text:p text:style-name="scpi2"><text:change-start text:change-id="ct169875616"/>:OUTPut:DATA [&lt;pin&gt;] {&lt;state&gt;}<text:change-end text:change-id="ct169875616"/></text:p>
          </table:table-cell>
          <table:table-cell table:style-name="Table121.A2" office:value-type="string">
            <text:p text:style-name="P4"><text:change-start text:change-id="ct142591520"/>Sets the state of the digital port pins<text:change-end text:change-id="ct142591520"/></text:p>
          </table:table-cell>
        </table:table-row>
        <table:table-row>
          <table:table-cell table:style-name="Table121.A2" office:value-type="string">
            <text:p text:style-name="scpi2"><text:change-start text:change-id="ct169872448"/>:PIN&lt;n&gt;<text:change-end text:change-id="ct169872448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<text:change-start text:change-id="ct169875024"/>:FUNCtion {&lt;function&gt;}<text:change-end text:change-id="ct169875024"/></text:p>
          </table:table-cell>
          <table:table-cell table:style-name="Table121.A2" office:value-type="string">
            <text:p text:style-name="P4"><text:change-start text:change-id="ct169876752"/>Sets the selected pin’s function<text:change-end text:change-id="ct169876752"/></text:p>
          </table:table-cell>
        </table:table-row>
        <table:table-row>
          <table:table-cell table:style-name="Table121.A2" office:value-type="string">
            <text:p text:style-name="scpi3"><text:change-start text:change-id="ct142588080"/>:POLarity {&lt;polarity&gt;}<text:change-end text:change-id="ct142588080"/></text:p>
          </table:table-cell>
          <table:table-cell table:style-name="Table121.A2" office:value-type="string">
            <text:p text:style-name="P4"><text:change-start text:change-id="ct169876016"/>Sets the selected pin’s polarity<text:change-end text:change-id="ct169876016"/></text:p>
          </table:table-cell>
        </table:table-row>
        <table:table-row>
          <table:table-cell table:style-name="Table121.A2" office:value-type="string">
            <text:p text:style-name="scpi2"><text:change-start text:change-id="ct169873296"/>:TOUTput<text:change-end text:change-id="ct169873296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<text:change-start text:change-id="ct169879712"/>:BUS[:ENABle] {&lt;Bool&gt;}<text:change-end text:change-id="ct169879712"/></text:p>
          </table:table-cell>
          <table:table-cell table:style-name="Table121.A2" office:value-type="string">
            <text:p text:style-name="P4"><text:change-start text:change-id="ct169876464"/>Enables/disables BUS-generated triggers on digital pins<text:change-end text:change-id="ct169876464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3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3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169879248"/>:INHibit?<text:change-end text:change-id="ct169879248"/></text:p>
          </table:table-cell>
          <table:table-cell table:style-name="Table121.A2" office:value-type="string">
            <text:p text:style-name="P3"><text:change-start text:change-id="ct169877072"/>Queries system inhibit state<text:change-end text:change-id="ct169877072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3">Disables front panel [lock/unlock] icon</text:p>
          </table:table-cell>
        </table:table-row>
        <text:soft-page-break/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3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3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3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3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3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3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3">Sets the OTP value</text:p>
          </table:table-cell>
        </table:table-row>
        <table:table-row>
          <table:table-cell table:style-name="Table121.A2" office:value-type="string">
            <text:p text:style-name="scpi4">:CLEar<text:change-start text:change-id="ct135569040"/> <text:change-end text:change-id="ct135569040"/>[, {&lt;sensor&gt;}]</text:p>
          </table:table-cell>
          <table:table-cell table:style-name="Table121.A2" office:value-type="string">
            <text:p text:style-name="P3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3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3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3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3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3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4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3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3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4">Sets the trigger source</text:p>
          </table:table-cell>
        </table:table-row>
        <table:table-row>
          <table:table-cell table:style-name="Table121.A2" office:value-type="string">
            <text:p text:style-name="P18"><text:change-start text:change-id="ct140559648"/>:<text:span text:style-name="T23">DLOG</text:span><text:change-end text:change-id="ct140559648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<text:change-start text:change-id="ct140560240"/>[:IMMediate]<text:change-end text:change-id="ct140560240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<text:change-start text:change-id="ct140558704"/>:SOURce {&lt;source&gt;}<text:change-end text:change-id="ct140558704"/></text:p>
          </table:table-cell>
          <table:table-cell table:style-name="Table121.A2" office:value-type="string">
            <text:p text:style-name="P6"><text:change-start text:change-id="ct135567824"/>Sets the <text:span text:style-name="T24">internal data logger </text:span>trigger source<text:change-end text:change-id="ct135567824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4.3.2$Linux_X86_64 LibreOffice_project/92a7159f7e4af62137622921e809f8546db437e5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8" meta:paragraph-count="517" meta:word-count="1851" meta:character-count="13278" meta:non-whitespace-character-count="11919"/>
    <meta:user-defined meta:name="WebPublish_HTML_Profile">EEZ (HTML)</meta:user-defined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